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vg:panose-1="0 0 0 0 0 0 0 0 0 0"/>
    <style:font-face style:name="MinionPro-Regular" svg:font-family="MinionPro-Regular" style:font-family-generic="system" svg:panose-1="0 0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office:automatic-styles>
  <office:body>
    <office:text text:use-soft-page-breaks="true">
      <text:p text:style-name="P1"/>
      <text:h text:style-name="Heading1" text:outline-level="1">English Contractor Monthly<text:s/>Orthodontic<text:s/>Dental Activity<text:s/>Guidance</text:h>
      <text:p text:style-name="Normal"/>
      <text:p text:style-name="Normal">This<text:s/>dataset<text:s/>allows you to look at the activity provided for each financial year,<text:s/>monthly<text:s/>at national, commissioner and contract level. You can compare the<text:s/>orthodontic<text:s/>activity delivered to that commissioned in the contract data. This will give you an idea of how areas of contracts are performing.<text:s/></text:p>
      <text:p text:style-name="Normal"/>
      <text:p text:style-name="Normal">Notes:</text:p>
      <text:p text:style-name="Normal"/>
      <text:p text:style-name="Normal">It will not give the whole picture as other services may be commissioned locally.<text:s/></text:p>
      <text:p text:style-name="Normal"/>
      <text:p text:style-name="Normal">Dental Services are commissioned at<text:s/>Integrated Care Board (ICB)<text:s/>level, and so looking at other geographic levels are not appropriate.</text:p>
      <text:p text:style-name="Normal"/>
      <text:p text:style-name="Normal">UOA is<text:s/>Units of<text:s/>Orthodontic Activity</text:p>
      <text:p text:style-name="Normal"/>
      <text:h text:style-name="Heading2" text:outline-level="2">Example uses</text:h>
      <text:p text:style-name="Normal"/>
      <text:p text:style-name="Normal">For example, you can look at the national<text:s/>UOA<text:s/>delivered by returning items at Country level<text:s/>for UOA_DELIVERED, and if you include the Contracted<text:s/>UOA<text:s/>(UOA_PERF_TARGET) you will get the national activity units commissioned.<text:s/><text:s/>Furthermore, if you divide one by the other, you get the percentage of<text:s/>UOA<text:s/>delivered year to date.<text:s/></text:p>
      <text:p text:style-name="Normal"/>
      <text:p text:style-name="Normal">If someone wanted to find out the<text:s/>UOA<text:s/>delivery rate for<text:s/>an individual<text:s/>ICB,<text:s/>for example Devon ICB, they would need to filter the commissioner’s name column, and then add up all values in the ‘UOA_PERF_TARGET<text:s/>column, add up all the values in the ‘UOA_DELIVERED’ column and then divide the delivered total by the commissioned total.</text:p>
      <text:p text:style-name="Normal"/>
      <text:p text:style-name="Normal">The same logic can also be used to view<text:s/>UOA<text:s/>delivery rates at a contract level.</text:p>
      <text:p text:style-name="Normal"/>
      <text:p text:style-name="Normal">The month (Year_Month) is available if you want to see a month-by-month record of the<text:s/>UOA<text:s/>Delivered and<text:s/>UOA<text:s/>Commissioned. If the<text:s/>UOA<text:s/>Commissioned differ from one month to another this indicates a change in ComPass by the commissioner (Compass went live in February 2016 and is the system that commissioners, providers and performers need to use to access and administer their relevant NHS Dental Services information).<text:s/>UOA<text:s/>Commissioned values should not be aggregated<text:s/>across multiple months of data; the latest month of the year shows the latest contractual positio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vg:panose-1="0 0 0 0 0 0 0 0 0 0"/>
    <style:font-face style:name="MinionPro-Regular" svg:font-family="MinionPro-Regular" style:font-family-generic="system" svg:panose-1="0 0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style:font-name-complex="Times New Roman"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style:text-properties style:font-name-asian="Times New Roman" style:font-name-complex="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sian="Times New Roman" style:font-name-complex="Times New Roman" fo:font-weight="bold" style:font-weight-asian="bold" style:font-weight-complex="bold" fo:color="#005EB8"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style:style style:name="PageNumber" style:display-name="Page Number" style:family="text">
      <style:text-properties style:font-name="Arial" fo:font-weight="bold" style:font-weight-asian="bold" fo:color="#333333" fo:font-size="14pt" style:font-size-asian="14pt"/>
    </style:style>
    <style:style style:name="contentsheading" style:display-name="contents heading" style:family="paragraph" style:next-style-name="Normal" style:auto-update="true">
      <style:paragraph-properties fo:margin-top="0.2777in" fo:margin-bottom="0.0416in" fo:margin-left="1.1812in" fo:margin-right="-0.1381in">
        <style:tab-stops/>
      </style:paragraph-properties>
      <style:text-properties style:font-name="Arial" style:font-name-complex="HelveticaNeue-Light" fo:color="#59528F" style:letter-kerning="true" fo:font-size="13pt" style:font-size-asian="13pt" style:font-size-complex="13pt" style:language-asian="en" style:country-asian="US" style:language-complex="en" style:country-complex="US" fo:hyphenate="false"/>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style:language-asian="ja" style:country-asian="JP"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color="#005EB8" fo:font-size="12pt" style:font-size-asian="12pt" style:font-size-complex="12pt" style:language-asian="en" style:country-asian="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anguage-asian="en" style:country-asian="US"/>
    </style:style>
    <style:style style:name="Revision" style:display-name="Revision" style:family="paragraph">
      <style:text-properties style:font-name="Arial" style:font-name-complex="Arial" fo:font-size="12pt" style:font-size-asian="12pt" style:font-size-complex="12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039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2555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F0" style:page-layout-name="PL0">
      <style:footer>
        <text:p text:style-name="Footer">V1<text:s/>29/09/2023</text:p>
      </style:footer>
      <style:header>
        <text:p/>
      </style:header>
      <style:header-first>
        <text:p text:style-name="Header"><text:span text:style-name="T2"><draw:frame draw:z-index="251659264" draw:style-name="a0" draw:name="Picture 3" text:anchor-type="paragraph" svg:x="-0.7875in" svg:y="-0.04514in" svg:width="8.26806in" svg:height="1.89931in" style:rel-width="scale" style:rel-height="scale"><draw:image xlink:href="media/image1.jpeg" xlink:type="simple" xlink:show="embed" xlink:actuate="onLoad"/><svg:title/><svg:desc>P:\07 Communications\Publications - Nicky\Identity and Branding\01.New artwork - 08.2016\01.Swish artwork - July 2016\Swish artwork - Jpgs\Corporate Swish A4 Portrait - Top.jpg</svg:desc></draw:frame></text:span></text:p>
      </style:header-first>
      <style:footer-first>
        <text:p text:style-name="Footer">V1<text:s/>29/09/2023</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HSBSA Corporate Factsheet (V2) 10/2016</dc:title>
    <meta:keyword>Corporate</meta:keyword>
    <meta:keyword> factsheet</meta:keyword>
    <meta:initial-creator>Margaret Jones</meta:initial-creator>
    <dc:creator>Paul Westrip</dc:creator>
    <meta:creation-date>2023-09-26T15:21:00Z</meta:creation-date>
    <dc:date>2023-09-26T15:24:00Z</dc:date>
    <meta:print-date>2013-06-25T15:38:00Z</meta:print-date>
    <meta:template xlink:href="Normal" xlink:type="simple"/>
    <meta:editing-cycles>3</meta:editing-cycles>
    <meta:editing-duration>PT360S</meta:editing-duration>
    <meta:user-defined meta:name="ContentTypeId">0x0101004E0D384B815D4E1189424FA467ED9D3F004220711C7A434149BE053160DAE98C7400CD4D6023F8945943BE0DD8A2A3AD4B9B</meta:user-defined>
    <meta:user-defined meta:name="DepartmentManagedMetadata">46;#Customer Insight and Communications|3adf1842-26d1-43aa-91a8-1f6dd431fc74</meta:user-defined>
    <meta:user-defined meta:name="IntranetCategoryManagedMetadata">57;#Communications|3eb392b9-16a9-45d8-947f-db9d186f210d</meta:user-defined>
    <meta:user-defined meta:name="CategoryManagedMetadata">18;#Managing Corporate Relations|bb73da66-fcad-4794-a3e9-9e30e766425c</meta:user-defined>
    <meta:user-defined meta:name="Gov_SecondNotification"/>
    <meta:user-defined meta:name="Gov_FirstNotification"/>
    <meta:user-defined meta:name="Gov_FinalNotification"/>
    <meta:document-statistic meta:page-count="1" meta:paragraph-count="3" meta:word-count="291" meta:character-count="1949" meta:row-count="13" meta:non-whitespace-character-count="1661"/>
  </office:meta>
</office:document-meta>
</file>